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247.0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144.34pt"/>
    </style:style>
    <style:style style:name="co5" style:family="table-column">
      <style:table-column-properties fo:break-before="auto" style:column-width="121.21pt"/>
    </style:style>
    <style:style style:name="co6" style:family="table-column">
      <style:table-column-properties fo:break-before="auto" style:column-width="124.24pt"/>
    </style:style>
    <style:style style:name="co7" style:family="table-column">
      <style:table-column-properties fo:break-before="auto" style:column-width="131.19pt"/>
    </style:style>
    <style:style style:name="co8" style:family="table-column">
      <style:table-column-properties fo:break-before="auto" style:column-width="187.54pt"/>
    </style:style>
    <style:style style:name="co9" style:family="table-column">
      <style:table-column-properties fo:break-before="auto" style:column-width="267.85pt"/>
    </style:style>
    <style:style style:name="co10" style:family="table-column">
      <style:table-column-properties fo:break-before="auto" style:column-width="104.94pt"/>
    </style:style>
    <style:style style:name="co11" style:family="table-column">
      <style:table-column-properties fo:break-before="auto" style:column-width="120.3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6.46pt"/>
    </style:style>
    <style:style style:name="co14" style:family="table-column">
      <style:table-column-properties fo:break-before="auto" style:column-width="101.91pt"/>
    </style:style>
    <style:style style:name="co15" style:family="table-column">
      <style:table-column-properties fo:break-before="auto" style:column-width="174.44pt"/>
    </style:style>
    <style:style style:name="co16" style:family="table-column">
      <style:table-column-properties fo:break-before="auto" style:column-width="261.64pt"/>
    </style:style>
    <style:style style:name="co17" style:family="table-column">
      <style:table-column-properties fo:break-before="auto" style:column-width="274.05pt"/>
    </style:style>
    <style:style style:name="co18" style:family="table-column">
      <style:table-column-properties fo:break-before="auto" style:column-width="146.64pt"/>
    </style:style>
    <style:style style:name="co19" style:family="table-column">
      <style:table-column-properties fo:break-before="auto" style:column-width="130.45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57.71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34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66cc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Bullhorn Section</text:p>
          </table:table-cell>
          <table:table-cell office:value-type="string" calcext:value-type="string">
            <text:p>Bullhorn DB Field Name</text:p>
          </table:table-cell>
          <table:table-cell office:value-type="string" calcext:value-type="string">
            <text:p>Bullhorn UI Field Name</text:p>
          </table:table-cell>
          <table:table-cell office:value-type="string" calcext:value-type="string">
            <text:p>Data Migration Required ?</text:p>
          </table:table-cell>
          <table:table-cell office:value-type="string" calcext:value-type="string">
            <text:p>Vincere Field</text:p>
          </table:table-cell>
          <table:table-cell table:style-name="ce1" office:value-type="string" calcext:value-type="string">
            <text:p>Comments</text:p>
          </table:table-cell>
          <table:table-cell office:value-type="string" calcext:value-type="string">
            <text:p>Type of Migration</text:p>
            <text:p>BASIC / CUSTOM</text:p>
          </table:table-cell>
          <table:table-cell office:value-type="string" calcext:value-type="string">
            <text:p>Target System</text:p>
            <text:p>REVIEW / PROD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ient Contact</text:p>
          </table:table-cell>
          <table:table-cell table:style-name="ce2" office:value-type="string" calcext:value-type="string">
            <text:p>address1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Current (Personal) Address &gt; Location Address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  <table:table-cell table:number-columns-repeated="1015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address2</text:p>
          </table:table-cell>
          <table:table-cell table:style-name="ce3"/>
          <table:table-cell office:value-type="string" calcext:value-type="string">
            <text:p>No</text:p>
          </table:table-cell>
          <table:table-cell office:value-type="string" calcext:value-type="string">
            <text:p>Current (Personal) Address &gt; Location Address</text:p>
          </table:table-cell>
          <table:table-cell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lient Contac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Current (Personal) Address &gt; Location Address</text:p>
            <text:p>Current (Personal) Address &gt; Location City</text:p>
            <text:p>Current (Personal) Address &gt; Location Nam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clientCorporationID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Company External ID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General Contact Com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act Not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lient Contact</text:p>
          </table:table-cell>
          <table:table-cell table:style-name="ce2" office:value-type="string" calcext:value-type="string">
            <text:p>countryID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Current (Personal) Address &gt; Location Address</text:p>
            <text:p>Current (Personal) Address &gt; Location Country</text:p>
            <text:p>Current (Personal) Address &gt; Location Nam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Department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 1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Primary Email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  <table:table-cell table:number-columns-repeated="1015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email2</text:p>
          </table:table-cell>
          <table:table-cell office:value-type="string" calcext:value-type="string">
            <text:p>Email 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sonal Email</text:p>
          </table:table-cell>
          <table:table-cell/>
          <table:table-cell table:style-name="ce3" table:number-columns-repeated="2"/>
          <table:table-cell table:number-columns-repeated="1015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act Note &gt; Fax</text:p>
          </table:table-cell>
          <table:table-cell/>
          <table:table-cell table:style-name="ce3" table:number-columns-repeated="2"/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Contact Name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First Nam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ient Contact</text:p>
          </table:table-cell>
          <table:table-cell table:style-name="ce2" office:value-type="string" calcext:value-type="string">
            <text:p>fullAddress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Current (Personal) Address &gt; Location Address</text:p>
            <text:p>Current (Personal) Address &gt; Location Nam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  <table:table-cell table:number-columns-repeated="1015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last3Education</text:p>
          </table:table-cell>
          <table:table-cell office:value-type="string" calcext:value-type="string">
            <text:p>Last 3 Educ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act Note &gt; Last 3 Education</text:p>
          </table:table-cell>
          <table:table-cell/>
          <table:table-cell table:style-name="ce3" table:number-columns-repeated="2"/>
          <table:table-cell table:number-columns-repeated="1015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last3Reference</text:p>
          </table:table-cell>
          <table:table-cell office:value-type="string" calcext:value-type="string">
            <text:p>Last 3 Refer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act Note &gt; Last 3 Reference</text:p>
          </table:table-cell>
          <table:table-cell/>
          <table:table-cell table:style-name="ce3" table:number-columns-repeated="2"/>
          <table:table-cell table:number-columns-repeated="1015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last3workHistory</text:p>
          </table:table-cell>
          <table:table-cell office:value-type="string" calcext:value-type="string">
            <text:p>Last 3 Work His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act Note &gt; Last 3 Work History</text:p>
          </table:table-cell>
          <table:table-cell/>
          <table:table-cell table:style-name="ce3" table:number-columns-repeated="2"/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Contact Name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Last Nam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Mobile Phon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  <table:table-cell table:number-columns-repeated="1015"/>
        </table:table-row>
        <table:table-row table:style-name="ro4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npsIsEnrolled</text:p>
          </table:table-cell>
          <table:table-cell office:value-type="string" calcext:value-type="string">
            <text:p>Enrolled in NP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act Note &gt; Enrolled in NPS</text:p>
          </table:table-cell>
          <table:table-cell table:style-name="ce1" office:value-type="string" calcext:value-type="string">
            <text:p>We want to NPS going forward but we haven't used this functionality in Bullhorn, unlikely anything to migrate. </text:p>
          </table:table-cell>
          <table:table-cell table:style-name="ce3" table:number-columns-repeated="2"/>
          <table:table-cell table:number-columns-repeated="1015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npsOptOut</text:p>
          </table:table-cell>
          <table:table-cell office:value-type="string" calcext:value-type="string">
            <text:p>NPS Opt O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act Note &gt; NPS Opt Out</text:p>
          </table:table-cell>
          <table:table-cell/>
          <table:table-cell table:style-name="ce3" table:number-columns-repeated="2"/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Contact Titl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Direct Phone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Primary Phone</text:p>
          </table:table-cell>
          <table:table-cell table:style-name="ce1" office:value-type="string" calcext:value-type="string">
            <text:p>Change to "Direct phone"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  <table:table-cell table:number-columns-repeated="1015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phone2</text:p>
          </table:table-cell>
          <table:table-cell office:value-type="string" calcext:value-type="string">
            <text:p>Other Ph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 Phone</text:p>
          </table:table-cell>
          <table:table-cell/>
          <table:table-cell table:style-name="ce3" table:number-columns-repeated="2"/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recruiterUserID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Yes</text:p>
          </table:table-cell>
          <table:table-cell table:style-name="ce6" office:value-type="string" calcext:value-type="string">
            <text:p>Contact Owners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reportToUserID</text:p>
          </table:table-cell>
          <table:table-cell office:value-type="string" calcext:value-type="string">
            <text:p>Reports 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act Note &gt; Reports To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  <table:table-cell table:number-columns-repeated="1015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Client Contact</text:p>
          </table:table-cell>
          <table:table-cell table:number-columns-repeated="2" office:value-type="string" calcext:value-type="string">
            <text:p>reven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act Note &gt; Revenue</text:p>
          </table:table-cell>
          <table:table-cell/>
          <table:table-cell table:style-name="ce3" table:number-columns-repeated="2"/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secondaryOwners</text:p>
          </table:table-cell>
          <table:table-cell office:value-type="string" calcext:value-type="string">
            <text:p>Secondary Own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act Owners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Client Contact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Current (Personal) Address &gt; Location Address</text:p>
            <text:p>Current (Personal) Address &gt; Location State</text:p>
            <text:p>Current (Personal) Address &gt; Location Nam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lient Contac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act Note &gt; Status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  <table:table-cell table:number-columns-repeated="1015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Client Contact</text:p>
          </table:table-cell>
          <table:table-cell table:style-name="ce2" office:value-type="string" calcext:value-type="string">
            <text:p>zip</text:p>
          </table:table-cell>
          <table:table-cell table:style-name="ce2" office:value-type="string" calcext:value-type="string">
            <text:p>Post Cod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Current (Personal) Address &gt; Location Address</text:p>
            <text:p>Current (Personal) Address &gt; Location Zip code</text:p>
            <text:p>Current (Personal) Address &gt; Location Nam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ontact File Attachment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LES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  <table:table-cell table:number-columns-repeated="1015"/>
        </table:table-row>
      </table:table>
      <table:table table:name="Sheet2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Bullhorn Section</text:p>
          </table:table-cell>
          <table:table-cell office:value-type="string" calcext:value-type="string">
            <text:p>Bullhorn DB Field Name</text:p>
          </table:table-cell>
          <table:table-cell office:value-type="string" calcext:value-type="string">
            <text:p>Bullhorn UI Field Name</text:p>
          </table:table-cell>
          <table:table-cell office:value-type="string" calcext:value-type="string">
            <text:p>Data Migration Required ?</text:p>
          </table:table-cell>
          <table:table-cell office:value-type="string" calcext:value-type="string">
            <text:p>Vincere Field</text:p>
          </table:table-cell>
          <table:table-cell table:style-name="ce1" office:value-type="string" calcext:value-type="string">
            <text:p>Comments</text:p>
          </table:table-cell>
          <table:table-cell office:value-type="string" calcext:value-type="string">
            <text:p>Type of Migration</text:p>
            <text:p>BASIC / CUSTOM</text:p>
          </table:table-cell>
          <table:table-cell office:value-type="string" calcext:value-type="string">
            <text:p>Target System</text:p>
            <text:p>REVIEW / PRO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Job Note &gt; Job Location Address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benefits</text:p>
          </table:table-cell>
          <table:table-cell office:value-type="string" calcext:value-type="string">
            <text:p>Benefits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Job Note &gt; Benefits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businessSectorID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DUSTRY</text:p>
          </table:table-cell>
          <table:table-cell table:style-name="ce1" office:value-type="string" calcext:value-type="string">
            <text:p>Based on Leah's feedback, not to migrate this. 28/03/2018.</text:p>
          </table:table-cell>
          <table:table-cell table:style-name="ce3" table:number-columns-repeated="2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NCTIONAL EXPERTISE</text:p>
          </table:table-cell>
          <table:table-cell table:style-name="ce1" office:value-type="string" calcext:value-type="string">
            <text:p>New list in dropdown required, I can provide updated options</text:p>
            <text:p/>
            <text:p>Based on Leah's feedback, not to migrate this. 28/03/2018.</text:p>
          </table:table-cell>
          <table:table-cell table:style-name="ce3"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certifications</text:p>
          </table:table-cell>
          <table:table-cell office:value-type="string" calcext:value-type="string">
            <text:p>Certification Requirements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Internal Job Description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b Location Address</text:p>
            <text:p>Job Location City</text:p>
            <text:p>Job Location Nam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clientCorporationID</text:p>
          </table:table-cell>
          <table:table-cell office:value-type="string" calcext:value-type="string">
            <text:p>Client Company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COMPANY EXTERNAL ID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clientUserID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CONTACT EXTERNAL ID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countryI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b Location Address</text:p>
            <text:p>Job Location Country</text:p>
            <text:p>Job Location Nam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degreeList</text:p>
          </table:table-cell>
          <table:table-cell office:value-type="string" calcext:value-type="string">
            <text:p>Degree Requirements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Internal Job Description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Job Description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Public Job Description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employmentType</text:p>
          </table:table-cell>
          <table:table-cell office:value-type="string" calcext:value-type="string">
            <text:p>Employment Type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Job Employment Typ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feeArrangement</text:p>
          </table:table-cell>
          <table:table-cell office:value-type="string" calcext:value-type="string">
            <text:p>Perm Fee (%)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Job Note &gt; Perm Fee (%)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fullAddres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b Location Address</text:p>
            <text:p>Job Location City</text:p>
            <text:p>Job Location Nam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isInterviewRequired</text:p>
          </table:table-cell>
          <table:table-cell office:value-type="string" calcext:value-type="string">
            <text:p>Interview Required?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Job Note &gt; Interview Required ?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isOpen</text:p>
          </table:table-cell>
          <table:table-cell office:value-type="string" calcext:value-type="string">
            <text:p>Open/Closed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Job Note &gt; Open / Closed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linkedJobPostingID</text:p>
          </table:table-cell>
          <table:table-cell office:value-type="string" calcext:value-type="string">
            <text:p>Linked Job Posting ID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Job Note &gt; Linked Job Posting ID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numOpenings</text:p>
          </table:table-cell>
          <table:table-cell office:value-type="string" calcext:value-type="string">
            <text:p># of Openings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Headcount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publicDescription</text:p>
          </table:table-cell>
          <table:table-cell office:value-type="string" calcext:value-type="string">
            <text:p>Published Description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Public Job Description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nual Salary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skillID</text:p>
          </table:table-cell>
          <table:table-cell office:value-type="string" calcext:value-type="string">
            <text:p>Required Skills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Internal Job Description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skills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Job Keywords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Job Open Dat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b Location Address</text:p>
            <text:p>Job Location State</text:p>
            <text:p>Job Location Nam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Job Note &gt; Status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Job Title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Job Titl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Job Note &gt; Priority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Job Owner</text:p>
          </table:table-cell>
          <table:table-cell table:style-name="ce1" office:value-type="string" calcext:value-type="string">
            <text:p>This should be mapped to the creator user of the job.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PRODUCTION SITE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willSponsor</text:p>
          </table:table-cell>
          <table:table-cell office:value-type="string" calcext:value-type="string">
            <text:p>Visa Sponsorship Provided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Job Note &gt; Visa Sponsorship Provided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yearsRequired</text:p>
          </table:table-cell>
          <table:table-cell office:value-type="string" calcext:value-type="string">
            <text:p>Minimum Experience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Job Note &gt; Minimum Experienc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Job Posting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Post 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b Location Address</text:p>
            <text:p>Job Location Zip Code</text:p>
            <text:p>Job Location Nam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Job Order File Attachment</text:p>
          </table:table-cell>
          <table:table-cell office:value-type="string" calcext:value-type="string">
            <text:p>dateAdded</text:p>
          </table:table-cell>
          <table:table-cell office:value-type="string" calcext:value-type="string">
            <text:p>Date Add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LES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Job Order File Attachment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LES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Job Order File Attachment</text:p>
          </table:table-cell>
          <table:table-cell office:value-type="string" calcext:value-type="string">
            <text:p>fileSize</text:p>
          </table:table-cell>
          <table:table-cell office:value-type="string" calcext:value-type="string">
            <text:p>File Si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LES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Job Order File Attachment</text:p>
          </table:table-cell>
          <table:table-cell office:value-type="string" calcext:value-type="string">
            <text:p>isPrivate</text:p>
          </table:table-cell>
          <table:table-cell office:value-type="string" calcext:value-type="string">
            <text:p>Is Priv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LES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Job Order File Attach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LES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Job Order File Attachm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LES</text:p>
          </table:table-cell>
          <table:table-cell table:style-name="ce1" office:value-type="string" calcext:value-type="string">
            <text:p>Can we please have job type options as "Permanent, Contract, or Executive Search"</text:p>
            <text:p/>
            <text:p>AT: Yes you can change this naming label later for Job Types in the Admin Settings. You will have to do later directly in the Production Site as a site configuration task. We won't be able to set this on your behalf.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</table:table>
      <table:table table:name="Sheet3" table:style-name="ta1"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4"/>
        <table:table-column table:style-name="co17" table:default-cell-style-name="ce3"/>
        <table:table-column table:style-name="co18" table:default-cell-style-name="ce1"/>
        <table:table-column table:style-name="co19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Bullhorn Section</text:p>
          </table:table-cell>
          <table:table-cell office:value-type="string" calcext:value-type="string">
            <text:p>Bullhorn DB Field</text:p>
          </table:table-cell>
          <table:table-cell office:value-type="string" calcext:value-type="string">
            <text:p>Bullhorn UI Field</text:p>
          </table:table-cell>
          <table:table-cell office:value-type="string" calcext:value-type="string">
            <text:p>Data Migration Required ?</text:p>
          </table:table-cell>
          <table:table-cell table:style-name="ce1" office:value-type="string" calcext:value-type="string">
            <text:p>Vincere Field</text:p>
          </table:table-cell>
          <table:table-cell table:style-name="ce1" office:value-type="string" calcext:value-type="string">
            <text:p>Comments</text:p>
          </table:table-cell>
          <table:table-cell office:value-type="string" calcext:value-type="string">
            <text:p>Type of Migration</text:p>
            <text:p>BASIC / CUSTOM</text:p>
          </table:table-cell>
          <table:table-cell office:value-type="string" calcext:value-type="string">
            <text:p>Target System</text:p>
            <text:p>REVIEW / PRO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address1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urrent (Personal) Address &gt; Location Address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address2</text:p>
          </table:table-cell>
          <table:table-cell table:style-name="ce3" table:number-columns-repeated="2"/>
          <table:table-cell office:value-type="string" calcext:value-type="string">
            <text:p>Current (Personal) Address &gt; Location Address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businessSectorID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INDUSTRY</text:p>
          </table:table-cell>
          <table:table-cell/>
          <table:table-cell table:style-name="ce3" table:number-columns-repeated="2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FUNCTIONAL EXPERTISE</text:p>
          </table:table-cell>
          <table:table-cell table:style-name="ce1" office:value-type="string" calcext:value-type="string">
            <text:p>BH Category LIST should not be copied. But the tag mapping definition should follow 7. Custom Field: Functional Expertise Mapping. </text:p>
          </table:table-cell>
          <table:table-cell table:style-name="ce3" table:number-columns-repeated="2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urrent (Personal) Address &gt; Location Address</text:p>
            <text:p>Current (Personal) Address &gt; Location City</text:p>
            <text:p>Current (Personal) Address &gt; Location Nam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General Candidate Comments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Candidate Brief &gt; Not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companyName</text:p>
          </table:table-cell>
          <table:table-cell office:value-type="string" calcext:value-type="string">
            <text:p>Current Compan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urrent Employer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countryI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urrent (Personal) Address &gt; Location Address</text:p>
            <text:p>Current (Personal) Address &gt; Location Country</text:p>
            <text:p>Current (Personal) Address &gt; Location Nam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CustomComponent2</text:p>
          </table:table-cell>
          <table:table-cell office:value-type="string" calcext:value-type="string">
            <text:p>Custom Component 2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CustomComponent3</text:p>
          </table:table-cell>
          <table:table-cell office:value-type="string" calcext:value-type="string">
            <text:p>Custom Component 3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customText1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Candidate &gt; Brief &gt; Languages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Candidate &gt; Brief &gt; CV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didate Primary Email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email2</text:p>
          </table:table-cell>
          <table:table-cell office:value-type="string" calcext:value-type="string">
            <text:p>Email 2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didate Personal Email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employeeType</text:p>
          </table:table-cell>
          <table:table-cell office:value-type="string" calcext:value-type="string">
            <text:p>Employee Typ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Job Typ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employmentPreference</text:p>
          </table:table-cell>
          <table:table-cell office:value-type="string" calcext:value-type="string">
            <text:p>Employment Preferenc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esired Job Typ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Candidate N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 Nam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fullAddres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urrent (Personal) Address &gt; Location Address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last3Education</text:p>
          </table:table-cell>
          <table:table-cell office:value-type="string" calcext:value-type="string">
            <text:p>Last 3 Education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Education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last3Reference</text:p>
          </table:table-cell>
          <table:table-cell office:value-type="string" calcext:value-type="string">
            <text:p>Last 3 Reference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Reference Summary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last3workHistory</text:p>
          </table:table-cell>
          <table:table-cell office:value-type="string" calcext:value-type="string">
            <text:p>Last 3 Work History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Employment Work History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Candidate N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st Nam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latestComment</text:p>
          </table:table-cell>
          <table:table-cell office:value-type="string" calcext:value-type="string">
            <text:p>Latest Comment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Candidate Brief &gt; Latest Comment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middleName</text:p>
          </table:table-cell>
          <table:table-cell office:value-type="string" calcext:value-type="string">
            <text:p>Candidate N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ddle Nam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e Phon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Current Ti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b Title 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Home Ph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Phon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recruiterUserID</text:p>
          </table:table-cell>
          <table:table-cell office:value-type="string" calcext:value-type="string">
            <text:p>Ownership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didate Owner</text:p>
          </table:table-cell>
          <table:table-cell/>
          <table:table-cell table:style-name="ce3"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Desired Sala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sired Salary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salaryLow</text:p>
          </table:table-cell>
          <table:table-cell office:value-type="string" calcext:value-type="string">
            <text:p>Current Sala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urrent Salary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secondaryOwners</text:p>
          </table:table-cell>
          <table:table-cell office:value-type="string" calcext:value-type="string">
            <text:p>Secondary Owners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didate Owner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skillID</text:p>
          </table:table-cell>
          <table:table-cell office:value-type="string" calcext:value-type="string">
            <text:p>Skill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UB FUNCTIONAL EXPERTISE</text:p>
          </table:table-cell>
          <table:table-cell table:style-name="ce1" office:value-type="string" calcext:value-type="string">
            <text:p>Do not keep BH Skills list but follow tab 7 for the Functional Expertise and Sub Functional Expertise mapping. </text:p>
          </table:table-cell>
          <table:table-cell table:style-name="ce3"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andidate Sour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didate Source</text:p>
          </table:table-cell>
          <table:table-cell/>
          <table:table-cell office:value-type="string" calcext:value-type="string">
            <text:p>CUSTOM</text:p>
          </table:table-cell>
          <table:table-cell office:value-type="string" calcext:value-type="string">
            <text:p>PRODUCTION SITE</text:p>
          </table:table-cell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urrent (Personal) Address &gt; Location Address</text:p>
            <text:p>Current (Personal) Address &gt; Location State</text:p>
            <text:p>Current (Personal) Address &gt; Location Nam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Candidate Brief &gt; Status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workPhone</text:p>
          </table:table-cell>
          <table:table-cell office:value-type="string" calcext:value-type="string">
            <text:p>Work Ph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rk Phon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Post 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urrent (Personal) Address &gt; Location Address</text:p>
            <text:p>Current (Personal) Address &gt; Location Post Code</text:p>
            <text:p>Current (Personal) Address &gt; Location Name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ndidate File Attach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ILES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REVIEW SITE</text:p>
          </table:table-cell>
        </table:table-row>
      </table:table>
      <table:named-expressions/>
      <table:database-ranges>
        <table:database-range table:name="__Anonymous_Sheet_DB__0" table:target-range-address="Sheet1.A1:Sheet1.I31" table:display-filter-buttons="true" table:orientation="column">
          <table:filter>
            <table:filter-and>
              <table:filter-condition table:field-number="4" table:value="Yes" table:operator="="/>
            </table:filter-and>
          </table:filter>
        </table:database-range>
        <table:database-range table:name="__Anonymous_Sheet_DB__1" table:target-range-address="Sheet2.A1:Sheet2.I38" table:display-filter-buttons="true">
          <table:filter>
            <table:filter-and>
              <table:filter-condition table:field-number="4" table:value="Yes" table:operator="="/>
            </table:filter-and>
          </table:filter>
          <table:sort>
            <table:sort-by table:field-number="5" table:data-type="automatic"/>
          </table:sort>
        </table:database-range>
        <table:database-range table:name="__Anonymous_Sheet_DB__2" table:target-range-address="Sheet3.A1:Sheet3.I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08:45:51.859042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5:52:56.856904246</meta:creation-date>
    <dc:date>2018-04-19T14:59:20.052090504</dc:date>
    <meta:editing-duration>PT7H20M45S</meta:editing-duration>
    <meta:editing-cycles>3</meta:editing-cycles>
    <meta:generator>LibreOffice/5.1.6.2$Linux_X86_64 LibreOffice_project/10m0$Build-2</meta:generator>
    <meta:document-statistic meta:table-count="3" meta:cell-count="834" meta:object-count="0"/>
  </office:meta>
</office:document-meta>
</file>